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Arial Unicode MS'"/>
    <style:font-face style:name="DejaVu Sans1" svg:font-family="'DejaVu Sans'" style:font-pitch="variable"/>
    <style:font-face style:name="Lohit Hindi" svg:font-family="'Lohit Hindi', 'MS Mincho'" style:font-pitch="variable"/>
    <style:font-face style:name="WenQuanYi Micro Hei" svg:font-family="'WenQuanYi Micro Hei',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s" fo:country="ES" fo:font-style="italic" style:font-size-asian="14pt" style:font-style-asian="italic" style:font-size-complex="14pt" style:font-style-complex="italic"/>
    </style:style>
    <style:style style:name="P2" style:family="paragraph" style:parent-style-name="Standard">
      <style:text-properties fo:font-size="14pt" fo:language="es" fo:country="ES" fo:font-weight="bold" style:font-size-asian="14pt" style:font-weight-asian="bold" style:font-size-complex="14pt" style:font-weight-complex="bold"/>
    </style:style>
    <style:style style:name="P3" style:family="paragraph" style:parent-style-name="Standard">
      <style:text-properties fo:language="es" fo:country="ES"/>
    </style:style>
    <style:style style:name="P4" style:family="paragraph" style:parent-style-name="Standard">
      <style:text-properties fo:language="es" fo:country="ES" fo:background-color="#99ccff"/>
    </style:style>
    <style:style style:name="P5" style:family="paragraph" style:parent-style-name="Standard">
      <style:text-properties fo:language="es" fo:country="ES" fo:font-style="italic" style:font-style-asian="italic" style:font-style-complex="italic"/>
    </style:style>
    <style:style style:name="P6" style:family="paragraph" style:parent-style-name="Standard" style:list-style-name="WW8Num1">
      <style:text-properties fo:language="es" fo:country="ES"/>
    </style:style>
    <style:style style:name="P7" style:family="paragraph" style:parent-style-name="Standard">
      <style:text-properties fo:language="es" fo:country="ES" style:font-name-asian="Times New Roman" style:font-name-complex="Times New Roman"/>
    </style:style>
    <style:style style:name="P8" style:family="paragraph" style:parent-style-name="Standard">
      <style:text-properties fo:language="es" fo:country="ES" fo:background-color="#ffff00"/>
    </style:style>
    <style:style style:name="P9" style:family="paragraph" style:parent-style-name="Standard">
      <style:text-properties style:font-name="Liberation Sans" fo:font-size="11pt" fo:language="es" fo:country="ES" style:font-size-asian="11pt" style:font-name-complex="Liberation Sans" style:font-size-complex="11pt"/>
    </style:style>
    <style:style style:name="P10" style:family="paragraph" style:parent-style-name="Standard">
      <style:text-properties style:font-name="Liberation Sans" style:font-name-complex="Liberation Sans"/>
    </style:style>
    <style:style style:name="P11" style:family="paragraph" style:parent-style-name="Standard">
      <style:text-properties style:font-name="Liberation Sans" fo:language="es" fo:country="ES" style:font-name-complex="Liberation Sans"/>
    </style:style>
    <style:style style:name="P12" style:family="paragraph" style:parent-style-name="Standard">
      <style:paragraph-properties fo:margin-left="0cm" fo:margin-right="0cm" fo:text-indent="1.251cm" style:auto-text-indent="false"/>
      <style:text-properties fo:language="es" fo:country="ES" fo:font-style="italic" style:font-style-asian="italic" style:font-style-complex="italic"/>
    </style:style>
    <style:style style:name="P13" style:family="paragraph" style:parent-style-name="Standard">
      <style:paragraph-properties fo:break-before="page"/>
      <style:text-properties fo:language="es" fo:country="ES"/>
    </style:style>
    <style:style style:name="P14" style:family="paragraph" style:parent-style-name="Standard" style:master-page-name="Standard">
      <style:paragraph-properties fo:text-align="center"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ize="14pt" fo:font-weight="bold" style:font-size-asian="14pt" style:font-weight-asian="bold" style:font-size-complex="14pt" style:font-weight-complex="bold"/>
    </style:style>
    <style:style style:name="T4" style:family="text">
      <style:text-properties fo:background-color="#99ccff"/>
    </style:style>
    <style:style style:name="T5" style:family="text">
      <style:text-properties style:font-name-asian="Times New Roman" style:font-name-complex="Times New Roman"/>
    </style:style>
    <style:style style:name="T6" style:family="text">
      <style:text-properties fo:font-size="11pt" fo:language="es" fo:country="ES" style:font-size-asian="11pt" style:font-size-complex="11pt"/>
    </style:style>
    <style:style style:name="T7" style:family="text">
      <style:text-properties fo:font-size="11pt" fo:language="es" fo:country="ES" fo:font-style="italic" style:font-size-asian="11pt" style:font-style-asian="italic" style:font-size-complex="11pt" style:font-style-complex="italic"/>
    </style:style>
    <style:style style:name="T8" style:family="text">
      <style:text-properties fo:font-style="normal" style:font-style-asian="normal" style:font-style-complex="normal"/>
    </style:style>
    <style:style style:name="T9" style:family="text">
      <style:text-properties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uthority Force</text:p>
      <text:p text:style-name="P1"/>
      <text:p text:style-name="P3"><text:tab/></text:p>
      <text:p text:style-name="P3"><text:tab/><text:span text:style-name="T3">1. Descripción</text:span></text:p>
      <text:p text:style-name="P3"/>
      <text:p text:style-name="P3"><text:span text:style-name="T2">Authority Force,</text:span> de tipo <text:span text:style-name="T2">Shoot'Em Up</text:span>, está basado en los antiguos juegos de máquinas recreativas que tanto éxito tuvieron a finales de los años 80 y principios/mediados de los 90. <text:s/>Estos juegos triunfaron y dominaron el mercado del videojuego gracias a su simplicidad, que a su vez, los hacía divertidos y fáciles de jugar.</text:p>
      <text:p text:style-name="P3"/>
      <text:p text:style-name="P3">El juego se basa en ir realizando distintas misiones y acabar con cualquier tipo de obstáculo que se interponga entre el jugador y el final del juego. </text:p>
      <text:p text:style-name="P3"/>
      <text:p text:style-name="P3">Cada misión tiene diferentes tipos de enemigos. Entre ellos, un enemigo especial al final de la <text:s/>pantalla y diferentes tipos de armas, objetos y bonificaciones para ayudar al jugador a avanzar en la aventura.</text:p>
      <text:p text:style-name="P3"/>
      <text:p text:style-name="P3">Para darle sentido al juego, todas las misiones transcurren en una historia en la que el mundo sufre <text:s/>una crisis internacional terrorista.</text:p>
      <text:p text:style-name="P3"/>
      <text:p text:style-name="P2"/>
      <text:p text:style-name="P2"><text:tab/>2. Análisis funcional:</text:p>
      <text:p text:style-name="P3"/>
      <text:p text:style-name="P3"><text:span text:style-name="T2"><text:tab/></text:span>2.1.<text:span text:style-name="T2"> Main menu</text:span></text:p>
      <text:p text:style-name="P3"/>
      <text:p text:style-name="P3">Cuando se inicie la aplicación aparecerá un video introductorio, bien cuando termine o bien cuando sea cancelado por el usuario pulsando en él, se mostrará el menú principal.</text:p>
      <text:p text:style-name="P4"/>
      <text:p text:style-name="P3">El menú principal tendrá las siguientes opciones:</text:p>
      <text:p text:style-name="P5"/>
      <text:p text:style-name="P5"><text:tab/>- Jugar</text:p>
      <text:p text:style-name="P5"><text:tab/>- Cargar</text:p>
      <text:p text:style-name="P5"><text:tab/>- Opciones </text:p>
      <text:p text:style-name="P5"><text:tab/>- Créditos</text:p>
      <text:p text:style-name="P5"><text:tab/>- Salir</text:p>
      <text:p text:style-name="P12">-Ayuda</text:p>
      <text:p text:style-name="P3"/>
      <text:p text:style-name="P3"/>
      <text:p text:style-name="P3"><text:tab/>2.1.1.<text:span text:style-name="T2"> Jugar</text:span></text:p>
      <text:p text:style-name="P3"/>
      <text:p text:style-name="P3">Esta pantalla permitirá al usuario empezar una nueva partida. El usuario podrá elegir con qué personaje va a jugar su partida y una vez seleccionado el personaje se mostraran las características de éste en un nuevo menú. Por defecto, al arrancar la pantalla, solo podrá acceder a la opción “Atrás”. Una vez seleccione el personaje con el cual quiere jugar, podrá elegir la opción “Empezar partida”.</text:p>
      <text:p text:style-name="P3"/>
      <text:p text:style-name="P3"/>
      <text:p text:style-name="P3"><text:tab/></text:p>
      <text:p text:style-name="P13"><text:span text:style-name="T2"><text:tab/></text:span>2.1.2.<text:span text:style-name="T2"> Cargar</text:span></text:p>
      <text:p text:style-name="P3"/>
      <text:p text:style-name="P3">Esta pantalla permitirá al usuario cargar una partida en la cual ya haya jugado anteriormente. Las partidas se guardaran por dispositivo en el juego pero no se podrán crear diferentes perfiles de jugadores. Cualquier usuario que utilice la aplicación en un dispositivo determinado dispondrá de todas las partidas guardadas hasta el momento en ese dispositivo.</text:p>
      <text:p text:style-name="P3"/>
      <text:p text:style-name="P3">Las partidas se mostraran por fecha, siendo la última partida guardada la primera de la lista. Se guardaran automáticamente cada vez que el jugador termine una pantalla. Cada una de las partidas guardadas mostrará la siguiente información en una tabla:</text:p>
      <text:p text:style-name="P3"/>
      <text:list xml:id="list1909148699" text:style-name="WW8Num1">
        <text:list-item>
          <text:list>
            <text:list-item>
              <text:p text:style-name="P6"><text:span text:style-name="T2">Fecha</text:span>: fecha en la que se guardó la partida.</text:p>
            </text:list-item>
            <text:list-item>
              <text:p text:style-name="P6"><text:span text:style-name="T2">Nivel</text:span>: nombre de la última pantalla que se ha jugado en esa partida.</text:p>
            </text:list-item>
            <text:list-item>
              <text:p text:style-name="P6"><text:span text:style-name="T2">Personaje</text:span>: nombre del personaje elegido por el jugador para jugar la partida.</text:p>
            </text:list-item>
            <text:list-item>
              <text:p text:style-name="P6"><text:span text:style-name="T2">Dificultad</text:span>: dificultad de la partida.</text:p>
            </text:list-item>
            <text:list-item>
              <text:p text:style-name="P6"><text:span text:style-name="T2">Puntuación</text:span>: puntuación obtenida durante la partida</text:p>
            </text:list-item>
          </text:list>
        </text:list-item>
      </text:list>
      <text:p text:style-name="P3"/>
      <text:p text:style-name="P3">Al guardarse una partida, se actualizará y no se creará una partida nueva cada vez que se pase de nivel.</text:p>
      <text:p text:style-name="P7"><text:s/></text:p>
      <text:p text:style-name="P7"><text:s/></text:p>
      <text:p text:style-name="P3"><text:span text:style-name="T2"><text:tab/></text:span>2.1.3.<text:span text:style-name="T2"> Opciones</text:span></text:p>
      <text:p text:style-name="P3"/>
      <text:p text:style-name="P3">En la pantalla de opciones el usuario podrá configurar diferentes parámetros del juego para personalizar algunos aspectos de la aplicación. El menú estará compuesto de cuatro secciones, las cuales se listan a continuación:</text:p>
      <text:p text:style-name="P3"/>
      <text:p text:style-name="P3"><text:tab/>1. <text:span text:style-name="T2">Juego</text:span></text:p>
      <text:p text:style-name="P3"><text:tab/>2. <text:span text:style-name="T2">Sonido</text:span></text:p>
      <text:p text:style-name="P3"><text:tab/>3. <text:span text:style-name="T2">Monitor</text:span></text:p>
      <text:p text:style-name="P3"><text:tab/>4. <text:span text:style-name="T2">Sistema</text:span></text:p>
      <text:p text:style-name="P3"/>
      <text:p text:style-name="P3"/>
      <text:p text:style-name="P3"><text:tab/>2.1.3.1. <text:span text:style-name="T2">Juego</text:span></text:p>
      <text:p text:style-name="P3"/>
      <text:p text:style-name="P3">En este apartado habrá las siguientes opciones:</text:p>
      <text:p text:style-name="P3"/>
      <text:p text:style-name="P3"><text:tab/>- <text:span text:style-name="T2">Dificultad</text:span>: dificultad del juego. Habrá tres niveles: fácil, normal y difícil.</text:p>
      <text:p text:style-name="P3"><text:tab/>- Posición de los botones: definirá la distribución de los controles del juego, según si el usuario es <text:s/>diestro o zurdo.</text:p>
      <text:p text:style-name="P3"><text:tab/></text:p>
      <text:p text:style-name="P3"><text:tab/></text:p>
      <text:p text:style-name="P3"><text:tab/>2.1.3.2. <text:span text:style-name="T2">Sonido</text:span></text:p>
      <text:p text:style-name="P3"><text:tab/></text:p>
      <text:p text:style-name="P3">En este apartado habrá las siguientes opciones:</text:p>
      <text:p text:style-name="P3"/>
      <text:p text:style-name="P3"><text:tab/>- <text:span text:style-name="T2">Volumen General</text:span>: volumen general de la aplicación.</text:p>
      <text:p text:style-name="P3"><text:tab/>- <text:span text:style-name="T2">Volumen de la música</text:span>: volumen de la música del juego.</text:p>
      <text:p text:style-name="P3"><text:tab/>- <text:span text:style-name="T2">Volumen de los sonidos</text:span>: volumen de los efectos especiales del juego.</text:p>
      <text:p text:style-name="P3"/>
      <text:p text:style-name="P3"/>
      <text:p text:style-name="P3"><text:tab/></text:p>
      <text:p text:style-name="P13"><text:tab/>2.1.3.3. <text:span text:style-name="T2">Monitor</text:span></text:p>
      <text:p text:style-name="P3"/>
      <text:p text:style-name="P3">En este apartado habrá las siguientes opciones:</text:p>
      <text:p text:style-name="P3"/>
      <text:p text:style-name="P3"><text:tab/>- Mostrar FPS: mostrará los <text:span text:style-name="T2">frames</text:span> por segundo en la pantalla de juego.</text:p>
      <text:p text:style-name="P3"><text:tab/>- Mostrar rendimiento: mostrará el consumo de CPU del juego en pantalla.<text:tab/></text:p>
      <text:p text:style-name="P3"/>
      <text:p text:style-name="P3"><text:tab/></text:p>
      <text:p text:style-name="P3"><text:tab/>2.1.3.4. <text:span text:style-name="T2">Sistema</text:span></text:p>
      <text:p text:style-name="P3"><text:tab/></text:p>
      <text:p text:style-name="P3">En este apartado habrá las siguientes opciones:</text:p>
      <text:p text:style-name="P3"/>
      <text:p text:style-name="P3"><text:tab/>- Modo avión: activará el modo avión del dispositivo, reduciendo el consumo de batería.</text:p>
      <text:p text:style-name="P3"><text:tab/>- Brillo: modificará el brillo del dispositivo.</text:p>
      <text:p text:style-name="P3"/>
      <text:p text:style-name="P3"/>
      <text:p text:style-name="P3"><text:tab/>2.1.4. <text:span text:style-name="T2">Creditos</text:span></text:p>
      <text:p text:style-name="P3"/>
      <text:p text:style-name="P3">Esta opción pondrá en reproducción el video introductorio de la aplicación, el cual contiene los créditos del juego con todas las personas que han colaborado en él.</text:p>
      <text:p text:style-name="P3"/>
      <text:p text:style-name="P3"/>
      <text:p text:style-name="P3"><text:tab/>2.1.5. <text:span text:style-name="T2">Ayuda</text:span></text:p>
      <text:p text:style-name="P3"/>
      <text:p text:style-name="P3">Esta opción conducirá a una pantalla donde se detallan los diferentes objetos bonificaciones que el jugador puede conseguir durante la partida</text:p>
      <text:p text:style-name="P3"/>
      <text:p text:style-name="P9"><text:tab/>- <text:span text:style-name="T2">Armas</text:span>: en esta pantalla se mostrará información sobre el armamento disponible en el <text:tab/> <text:s/>juego.</text:p>
      <text:p text:style-name="P9"/>
      <text:p text:style-name="P9"><text:tab/>- <text:span text:style-name="T2">Blindaje</text:span>: en esta pantalla se mostrara información sobre las armaduras disponibles en el <text:tab/>juego</text:p>
      <text:p text:style-name="P9"/>
      <text:p text:style-name="P10"><text:tab/>- <text:span text:style-name="T7">Objetos</text:span>: <text:span text:style-name="T6">en esta pantalla se describirán los distintos objetos misceláneos <text:tab/> <text:s text:c="4"/><text:tab/> <text:s/><text:tab/>disponibles en el juego.</text:span></text:p>
      <text:p text:style-name="P11"/>
      <text:p text:style-name="P11"><text:tab/></text:p>
      <text:p text:style-name="P3"><text:tab/>2.2. <text:span text:style-name="T2">Mecánica del juego</text:span></text:p>
      <text:p text:style-name="P3"/>
      <text:p text:style-name="P3">Todas las entidades del juego se cargan de forma dinámica usando <text:span text:style-name="T1">triggers</text:span> que proporciona a la aplicación una gran escalabilidad.</text:p>
      <text:p text:style-name="P3"/>
      <text:p text:style-name="P3">Todos los literales se cargan directamente de ficheros de literales. Esta funciona función garantiza también una fácil ampliación de la aplicación </text:p>
      <text:p text:style-name="P3"/>
      <text:p text:style-name="P3">El juego terminará bien cuando el jugador finalice todas las pantallas del juego, o bien cuando pierda toda la vida.</text:p>
      <text:p text:style-name="P3"/>
      <text:p text:style-name="P3">En las pantallas de carga de cada misión se mostraran frases de personajes célebres.</text:p>
      <text:p text:style-name="P3"/>
      <text:p text:style-name="P3">Una vez comenzada la partida, el jugador deberá avanzar mientras se abre paso entre las hordas enemigas hasta completar los diferentes objetivos principales de la misión.</text:p>
      <text:p text:style-name="P3"/>
      <text:p text:style-name="P3"><text:soft-page-break/>Durante el transcurso de la misión, el jugador puede realizar diferentes acciones. Las funcionalidades del jugador son: moverse y disparar con diferente armamento.</text:p>
      <text:p text:style-name="P3"/>
      <text:p text:style-name="P3">El jugador durante su camino hacia la victoria se podrá encontrar ítems que le aportaran bonificaciones. Para conseguirlo deberá pasar por encima de estos objetos para obtenerlas.</text:p>
      <text:p text:style-name="P3">Hay dos tipos de bonificaciones:</text:p>
      <text:p text:style-name="P3"><text:tab/></text:p>
      <text:p text:style-name="P3"><text:tab/>- <text:span text:style-name="T1">Equipables</text:span>: armas y armaduras.</text:p>
      <text:p text:style-name="P3"><text:tab/>- <text:span text:style-name="T1">Bonificaciones</text:span> instantáneas: botiquines de vida (grande y pequeño), <text:span text:style-name="T8">bonificación</text:span> de <text:tab/>puntuación (x2 y x3).</text:p>
      <text:p text:style-name="P3"/>
      <text:p text:style-name="P3">Al finalizar una misión automáticamente se guardará la partida y se pasará a la siguiente misión</text:p>
      <text:p text:style-name="P2"/>
      <text:p text:style-name="P2"/>
      <text:p text:style-name="P2"><text:tab/>3. Análisis funcional:</text:p>
      <text:p text:style-name="P3"/>
      <text:p text:style-name="P3">Lenguaje: java</text:p>
      <text:p text:style-name="P3">IDE: Eclipse</text:p>
      <text:p text:style-name="P3">Librerias: Android, AndEngine, JSON</text:p>
      <text:p text:style-name="P3">Control de versiones: Git</text:p>
      <text:p text:style-name="P3">UML: Violet UML.</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Arial Unicode MS'"/>
    <style:font-face style:name="DejaVu Sans1" svg:font-family="'DejaVu Sans'" style:font-pitch="variable"/>
    <style:font-face style:name="Lohit Hindi" svg:font-family="'Lohit Hindi', 'MS Mincho'" style:font-pitch="variable"/>
    <style:font-face style:name="WenQuanYi Micro Hei" svg:font-family="'WenQuanYi Micro Hei',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ca" fo:country="ES"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WW8Num1z0" style:family="text">
      <style:text-properties style:font-name="Symbol" style:font-name-complex="OpenSymbol"/>
    </style:style>
    <style:style style:name="Absatz-Standardschriftart" style:family="text"/>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Martinez</meta:initial-creator>
    <meta:creation-date>2013-04-12T19:57:00</meta:creation-date>
    <dc:creator>Andrea</dc:creator>
    <dc:date>2013-05-26T22:39:00</dc:date>
    <meta:editing-cycles>3</meta:editing-cycles>
    <meta:editing-duration>PT24M</meta:editing-duration>
    <meta:document-statistic meta:table-count="0" meta:image-count="0" meta:object-count="0" meta:page-count="4" meta:paragraph-count="87" meta:word-count="928" meta:character-count="5842" meta:non-whitespace-character-count="4922"/>
    <meta:generator>LibreOffice/3.5$Linux_x86 LibreOffice_project/350m1$Build-2</meta:generator>
    <meta:user-defined meta:name="Información 1"/>
    <meta:user-defined meta:name="Información 2"/>
    <meta:user-defined meta:name="Información 3"/>
    <meta:user-defined meta:name="Información 4"/>
  </office:meta>
</office:document-meta>
</file>